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C4000000560D0D4457.png" manifest:media-type="image/png"/>
  <manifest:file-entry manifest:full-path="Pictures/10000001000001F2000000907F10BDE5.png" manifest:media-type="image/png"/>
  <manifest:file-entry manifest:full-path="Pictures/100000010000027B00000063F3E61F36.png" manifest:media-type="image/png"/>
  <manifest:file-entry manifest:full-path="Pictures/10000001000002630000019174299893.png" manifest:media-type="image/png"/>
  <manifest:file-entry manifest:full-path="Pictures/100000010000024700000116AE60693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.3327in" svg:y="-0.1626in" svg:width="6.0728in" svg:height="2.8957in" draw:z-index="0"><draw:image xlink:href="Pictures/100000010000024700000116AE60693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2" text:anchor-type="char" svg:width="6.6146in" svg:height="1.0311in" draw:z-index="1"><draw:image xlink:href="Pictures/100000010000027B00000063F3E61F3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3" text:anchor-type="char" svg:width="5.1874in" svg:height="1.5in" draw:z-index="2"><draw:image xlink:href="Pictures/10000001000001F2000000907F10BDE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2" draw:name="Image4" text:anchor-type="char" svg:width="4.7083in" svg:height="0.8957in" draw:z-index="3"><draw:image xlink:href="Pictures/10000001000001C4000000560D0D445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5" text:anchor-type="char" svg:width="6.3646in" svg:height="4.1772in" draw:z-index="4"><draw:image xlink:href="Pictures/1000000100000263000001917429989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7T13:44:47.915456404</meta:creation-date>
    <dc:date>2025-11-27T18:30:58.882061752</dc:date>
    <meta:editing-duration>PT4H40M6S</meta:editing-duration>
    <meta:editing-cycles>5</meta:editing-cycles>
    <meta:generator>LibreOffice/25.2.3.2$Linux_X86_64 LibreOffice_project/520$Build-2</meta:generator>
    <meta:document-statistic meta:table-count="0" meta:image-count="5" meta:object-count="0" meta:page-count="3" meta:paragraph-count="0" meta:word-count="0" meta:character-count="0" meta:non-whitespace-character-count="0"/>
  </office:meta>
</office:document-meta>
</file>